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5418" officeooo:paragraph-rsid="00165418"/>
    </style:style>
    <style:style style:name="P2" style:family="paragraph" style:parent-style-name="Standard">
      <style:text-properties fo:font-size="18pt" fo:font-weight="bold" officeooo:rsid="00165418" officeooo:paragraph-rsid="00165418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officeooo:rsid="00165418" officeooo:paragraph-rsid="00165418" style:font-size-asian="10.5pt" style:font-weight-asian="normal" style:font-size-complex="12pt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adMe:</text:p>
      <text:p text:style-name="P3">This will all compile and run in a Linux environment. Using the terminal type in the command below for each problem in Project 1.</text:p>
      <text:p text:style-name="P3"/>
      <text:p text:style-name="P3">NOTE: Cannot run all problems at the same time. Each problem must be compiled and run together.</text:p>
      <text:p text:style-name="P2"/>
      <text:p text:style-name="P2"/>
      <text:p text:style-name="P2"/>
      <text:p text:style-name="P2">Problem 1:</text:p>
      <text:p text:style-name="P1"><text:span text:style-name="T1">Compile: </text:span>g++ P1_1.cpp</text:p>
      <text:p text:style-name="P1"><text:span text:style-name="T1">Run: </text:span><text:s/>./a.out<text:line-break/></text:p>
      <text:p text:style-name="P1"/>
      <text:p text:style-name="P1"/>
      <text:p text:style-name="P2">Problem 2:</text:p>
      <text:p text:style-name="P1"><text:span text:style-name="T1">Compile: </text:span>g++ P1_2.cpp</text:p>
      <text:p text:style-name="P1"><text:span text:style-name="T1">Run:</text:span> ./a.out</text:p>
      <text:p text:style-name="P1"><text:tab/>At one point it will ask for a threshold for lenna.</text:p>
      <text:p text:style-name="P1"><text:tab/>Then will ask for a threshold for sf.</text:p>
      <text:p text:style-name="P1"><text:tab/>Please type in a number between 0 and 255.</text:p>
      <text:p text:style-name="P1"/>
      <text:p text:style-name="P1"/>
      <text:p text:style-name="P2">Problem 3:</text:p>
      <text:p text:style-name="P1"><text:span text:style-name="T1">Compile: </text:span>g++ P1_3.cpp</text:p>
      <text:p text:style-name="P1"><text:span text:style-name="T1">Run:</text:span> ./a.out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23:10:51.884009972</meta:creation-date>
    <dc:date>2015-02-18T23:20:27.155646566</dc:date>
    <meta:editing-duration>P0D</meta:editing-duration>
    <meta:editing-cycles>1</meta:editing-cycles>
    <meta:document-statistic meta:table-count="0" meta:image-count="0" meta:object-count="0" meta:page-count="1" meta:paragraph-count="16" meta:word-count="91" meta:character-count="496" meta:non-whitespace-character-count="414"/>
    <meta:generator>LibreOffice/4.2.7.2$Linux_X86_64 LibreOffice_project/420m0$Build-2</meta:generator>
  </office:meta>
</office:document-meta>
</file>